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c03a" officeooo:paragraph-rsid="0016c03a"/>
    </style:style>
    <style:style style:name="P2" style:family="paragraph" style:parent-style-name="Text_20_body">
      <style:text-properties officeooo:rsid="0016c03a" officeooo:paragraph-rsid="0016c03a"/>
    </style:style>
    <style:style style:name="P3" style:family="paragraph" style:parent-style-name="Text_20_body">
      <style:paragraph-properties fo:text-align="justify" style:justify-single-word="false"/>
      <style:text-properties officeooo:rsid="0016c03a" officeooo:paragraph-rsid="0016c03a"/>
    </style:style>
    <style:style style:name="P4" style:family="paragraph" style:parent-style-name="Text_20_body">
      <style:text-properties officeooo:rsid="00182ffc" officeooo:paragraph-rsid="00182ffc"/>
    </style:style>
    <style:style style:name="P5" style:family="paragraph" style:parent-style-name="Text_20_body">
      <style:text-properties officeooo:paragraph-rsid="00182ffc"/>
    </style:style>
    <style:style style:name="P6" style:family="paragraph" style:parent-style-name="Text_20_body">
      <style:text-properties officeooo:paragraph-rsid="001a1c8e"/>
    </style:style>
    <style:style style:name="P7" style:family="paragraph" style:parent-style-name="Text_20_body">
      <style:text-properties officeooo:rsid="001a5d8b" officeooo:paragraph-rsid="001a5d8b"/>
    </style:style>
    <style:style style:name="T1" style:family="text">
      <style:text-properties officeooo:rsid="00182ffc"/>
    </style:style>
    <style:style style:name="T2" style:family="text">
      <style:text-properties officeooo:rsid="001c0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e vérification et test</text:p>
      <text:p text:style-name="Subtitle">Grondin Mathieu – Lemétayer Pierre</text:p>
      <text:p text:style-name="P1"/>
      <text:h text:style-name="Heading_20_1" text:outline-level="1">Etape 1</text:h>
      <text:h text:style-name="Heading_20_2" text:outline-level="2">Relecture du code</text:h>
      <text:p text:style-name="Text_20_body"/>
      <text:p text:style-name="P3">D'une manière générale, le code comporte trop de commentaires. La longueur finale du fichier est doublée.</text:p>
      <text:p text:style-name="P3">Il y a aussi beaucoup de code inutile/code mort et de variables qui se répètent entre les différentes classes ce qui n'aide pas à la compréhension</text:p>
      <text:p text:style-name="P2"/>
      <text:p text:style-name="P2">Ligne 408 - protected URI parseIntoURI(String uri)</text:p>
      <text:p text:style-name="P2"><text:tab/>- Methode trop longue (300 lignes)</text:p>
      <text:p text:style-name="P2">Ligne 859 - protected void setValue(String base, String path, boolean encode)</text:p>
      <text:p text:style-name="P2"><text:tab/>- Methode trop longue (200 lignes)</text:p>
      <text:p text:style-name="P2">Ligne 1211 - protected void setValue(String path)</text:p>
      <text:p text:style-name="P2"><text:tab/>- Methode trop longue (200 lignes)</text:p>
      <text:p text:style-name="P2">Ligne 1968 - protected URI intern(boolean isExclusive, int validate, boolean hierarchical, String scheme, String authority, String device, boolean absolutePath, String[] segments, String query)</text:p>
      <text:p text:style-name="P2"><text:tab/>- Trop grand nombre d'argument</text:p>
      <text:p text:style-name="P2">Ligne 1995 - protected URI intern(boolean isExclusive, boolean hierarchical, String scheme, String authority, String device, boolean absolutePath, String[] segments, String query, int hashCode)</text:p>
      <text:p text:style-name="P2"><text:tab/>- Trop grand nombre d'argument</text:p>
      <text:p text:style-name="P2">Ligne 3110 - protected Hierarchical(int hashCode, boolean hierarchical, String scheme, String authority, String device, boolean absolutePath, String[] segments, String query)</text:p>
      <text:p text:style-name="P2"><text:tab/>- Trop grand nombre d'argument</text:p>
      <text:p text:style-name="P2">Ligne 5631 - boolean matches(int validate, boolean hierarchical, String scheme, String authority, String device, boolean absolutePath, String[] segments, String query)</text:p>
      <text:p text:style-name="P2"><text:tab/>- Trop grand nombre d'argument</text:p>
      <text:p text:style-name="P2"/>
      <text:p text:style-name="P2"/>
      <text:p text:style-name="P2"><text:soft-page-break/>Ligne 334 - stringArraySegmentsAndSubsegmentAccessUnit.setValue(hashCode, segments, segmentCount, segment, offset, count, segmentHashCode);</text:p>
      <text:p text:style-name="Standard"><text:tab/>- Variable trop longue</text:p>
      <text:p text:style-name="P2"><text:tab/>- Trop d'argument</text:p>
      <text:p text:style-name="P2">Lignes 350/351 - stringArraySegmentsAndSubsegmentAccessUnit</text:p>
      <text:p text:style-name="P2"><text:tab/>- Nom de variable trop long</text:p>
      <text:p text:style-name="P2">Ligne 4874 - If the hash code is &lt;code&gt;0&lt;/code&gt; then most likely we've got a pending lazy</text:p>
      <text:p text:style-name="P2"><text:tab/>- Commentaire étrange</text:p>
      <text:p text:style-name="P2">Lignes 205 à 220</text:p>
      <text:p text:style-name="P2"><text:tab/>- Getter et setter qui lèvent des exceptions</text:p>
      <text:p text:style-name="P2">Lignes 306 à 325</text:p>
      <text:p text:style-name="P2"><text:tab/>- Variables non explicites et commentaires superflux</text:p>
      <text:p text:style-name="P2">Lignes 367 à 380</text:p>
      <text:p text:style-name="P2"><text:tab/>- Redondance du code de setValue</text:p>
      <text:p text:style-name="P2">Lignes 653 et 2025 – for (;;)</text:p>
      <text:p text:style-name="P2"><text:tab/>- <text:s/>Boucle infinie avec un break, il faut la remplacer par un while</text:p>
      <text:p text:style-name="P2">Ligne 663</text:p>
      <text:p text:style-name="P2"><text:tab/>- break dans une boucle for</text:p>
      <text:p text:style-name="P2">Lignes 778 à 854</text:p>
      <text:p text:style-name="Standard"><text:tab/>- Nom de variable pas assez explicites</text:p>
      <text:p text:style-name="Standard"><text:tab/>- Trop de commentaires inutiles</text:p>
      <text:p text:style-name="P2"><text:tab/>- Nom de variable static trop long</text:p>
      <text:p text:style-name="P2">Lignes 1126 à 1194</text:p>
      <text:p text:style-name="Standard"><text:tab/>- Nom de variable pas assez explicites</text:p>
      <text:p text:style-name="Standard"><text:tab/>- Trop de commentaires inutiles</text:p>
      <text:p text:style-name="P2"><text:tab/>- Répétition de nom de variable avec d'autres précédemment utilisées</text:p>
      <text:p text:style-name="P2">Lignes 2292 à 2305</text:p>
      <text:p text:style-name="P2"><text:tab/>- Reste de code / code mort</text:p>
      <text:p text:style-name="P2">Lignes 2307 à 2715</text:p>
      <text:p text:style-name="P2"><text:tab/>- Commentaires un peu trop verbeux</text:p>
      <text:p text:style-name="P2">Lignes 2748 - protected static boolean validateURI(boolean hierarchical, String scheme, String authority, String device, boolean absolutePath, String[] segments, String query, String fragment)</text:p>
      <text:p text:style-name="P2"><text:tab/>- Trop grand nombre d'argument</text:p>
      <text:p text:style-name="P2"/>
      <text:p text:style-name="P2"><text:soft-page-break/>Lignes 2809 à 2816 et 2832 à 2838</text:p>
      <text:p text:style-name="P2"><text:tab/>- Reste de code / code mort</text:p>
      <text:p text:style-name="P2">Ligne 2975</text:p>
      <text:p text:style-name="P2"><text:tab/>- Reste de code / code mort</text:p>
      <text:p text:style-name="P2">Ligne 2984 - public static boolean validFragment(String value)</text:p>
      <text:p text:style-name="P2"><text:tab/>- Retourne true</text:p>
      <text:p text:style-name="P2">Ligne 2990</text:p>
      <text:p text:style-name="P2"><text:tab/>- Reste de code / code mort</text:p>
      <text:p text:style-name="P2">Lignes 3237 - 4427 - 4652</text:p>
      <text:p text:style-name="P2"><text:tab/>- Retourne true</text:p>
      <text:p text:style-name="P2">Lignes 4664</text:p>
      <text:p text:style-name="P2"><text:tab/>- Retourne false</text:p>
      <text:p text:style-name="P7">Lignes 4982 à 4995</text:p>
      <text:p text:style-name="P7"><text:tab/>- Méthodes inutiles</text:p>
      <text:p text:style-name="P2">Lignes 4997 à 5205</text:p>
      <text:p text:style-name="Standard"><text:tab/>- Retourne false d'office</text:p>
      <text:p text:style-name="Standard"><text:tab/>- Commentaires incohérents avec le code</text:p>
      <text:p text:style-name="Standard"><text:tab/>- Reste de code / code mort / code en commentaire</text:p>
      <text:p text:style-name="P2"><text:tab/>- =&gt;Code inutile</text:p>
      <text:p text:style-name="P2">Lignes 5250 à 5311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320 et 5327</text:p>
      <text:p text:style-name="P2"><text:tab/>- Méthodes avec la même fonction</text:p>
      <text:p text:style-name="P2">Ligne 5345</text:p>
      <text:p text:style-name="P2"><text:tab/>- Retourne 0 pour une fonction qui compte</text:p>
      <text:p text:style-name="P2">Lignes 5362 à 5413</text:p>
      <text:p text:style-name="Standard"><text:tab/>- Retourne null d'office</text:p>
      <text:p text:style-name="Standard"><text:tab/>- Commentaires incohérents avec le code</text:p>
      <text:p text:style-name="P2"><text:tab/>- =&gt;Code inutile</text:p>
      <text:p text:style-name="P2">Lignes 5624 à 5675 et 5740 à 5765 et 5790 à 5808</text:p>
      <text:p text:style-name="Standard"><text:tab/>- Retourne null ou false d'office</text:p>
      <text:p text:style-name="Standard"><text:tab/>- Commentaires incohérents avec le code</text:p>
      <text:p text:style-name="P2"><text:tab/>- =&gt;Code inutile</text:p>
      <text:p text:style-name="P2"><text:soft-page-break/>Lignes 5860 et 5880</text:p>
      <text:p text:style-name="P2"><text:tab/>- Méthodes avec la même fonction</text:p>
      <text:p text:style-name="P2">Lignes 5895 et 5911</text:p>
      <text:p text:style-name="P2"><text:tab/>- Méthodes avec la même fonction</text:p>
      <text:p text:style-name="P2">Ligne 6016</text:p>
      <text:p text:style-name="P2"><text:tab/>- Méthode avec trop de conditionnelles</text:p>
      <text:p text:style-name="P2"/>
      <text:h text:style-name="Heading_20_2" text:outline-level="2">Analyse avec PMD</text:h>
      <text:p text:style-name="Text_20_body"/>
      <text:p text:style-name="P6"><text:tab/><text:span text:style-name="T1">L’archive du site est disponible dans le fichier « site-pmd.tar.gz ».</text:span></text:p>
      <text:p text:style-name="P4">VIOLATION<text:tab/><text:tab/><text:tab/><text:tab/><text:tab/><text:tab/><text:tab/><text:tab/>LIGNE</text:p>
      <text:p text:style-name="Standard">Useless parentheses. <text:tab/><text:tab/><text:tab/><text:tab/><text:tab/><text:tab/><text:tab/>2243</text:p>
      <text:p text:style-name="Standard">Useless parentheses. <text:tab/><text:tab/><text:tab/><text:tab/><text:tab/><text:tab/><text:tab/>2264</text:p>
      <text:p text:style-name="Standard">Useless parentheses. <text:tab/><text:tab/><text:tab/><text:tab/><text:tab/><text:tab/><text:tab/>2277 <text:s text:c="9"/></text:p>
      <text:p text:style-name="Standard">Avoid empty catch blocks <text:tab/><text:tab/><text:tab/><text:tab/><text:tab/><text:tab/>2876–2879</text:p>
      <text:p text:style-name="Standard">Avoid unused constructor parameters such as 'hierarchical'. <text:tab/>3110</text:p>
      <text:p text:style-name="Standard">Avoid empty if statements <text:tab/><text:tab/><text:tab/><text:tab/><text:tab/><text:tab/>3681–3683</text:p>
      <text:p text:style-name="Standard">Avoid empty if statements <text:tab/><text:tab/><text:tab/><text:tab/><text:tab/><text:tab/>3699–3701</text:p>
      <text:p text:style-name="Standard">Useless parentheses. <text:tab/><text:tab/><text:tab/><text:tab/><text:tab/><text:tab/><text:tab/>3743</text:p>
      <text:p text:style-name="Standard">Useless parentheses. <text:tab/><text:tab/><text:tab/><text:tab/><text:tab/><text:tab/><text:tab/>3745</text:p>
      <text:p text:style-name="Standard">Useless parentheses. <text:tab/><text:tab/><text:tab/><text:tab/><text:tab/><text:tab/><text:tab/>4039–4041</text:p>
      <text:p text:style-name="Standard">Useless parentheses. <text:tab/><text:tab/><text:tab/><text:tab/><text:tab/><text:tab/><text:tab/>4534–4536</text:p>
      <text:p text:style-name="Standard">Useless parentheses. <text:tab/><text:tab/><text:tab/><text:tab/><text:tab/><text:tab/><text:tab/>4884</text:p>
      <text:p text:style-name="Standard">Ensure you override both equals() and hashCode() <text:tab/><text:tab/><text:tab/>5232</text:p>
      <text:p text:style-name="Standard">Useless parentheses. <text:tab/><text:tab/><text:tab/><text:tab/><text:tab/><text:tab/><text:tab/>5469</text:p>
      <text:p text:style-name="Standard">Useless parentheses. <text:tab/><text:tab/><text:tab/><text:tab/><text:tab/><text:tab/><text:tab/>5497</text:p>
      <text:p text:style-name="Standard">Useless parentheses. <text:tab/><text:tab/><text:tab/><text:tab/><text:tab/><text:tab/><text:tab/>5513</text:p>
      <text:p text:style-name="Standard">Useless parentheses. <text:tab/><text:tab/><text:tab/><text:tab/><text:tab/><text:tab/><text:tab/>6086</text:p>
      <text:h text:style-name="Heading_20_2" text:outline-level="2">Analyse avec FindBug et CheckStyle</text:h>
      <text:p text:style-name="P5"><text:tab/><text:span text:style-name="T1">L’archive du site est disponible dans le fichier « site-checkstyle+findbug.tar.gz ».</text:span></text:p>
      <text:h text:style-name="Heading_20_2" text:outline-level="2">Améliorations possibles</text:h>
      <text:p text:style-name="Text_20_body"><text:tab/>- <text:span text:style-name="T1">On peut séparer les classes pour les mettre dans des fichiers différents quand cela est nécessaire pour obtenir une amélioration de la lisibilité du code.</text:span></text:p>
      <text:p text:style-name="Text_20_body"><text:tab/>- <text:span text:style-name="T2">Pour les méthodes avec trop de paramètres, on peut voir si il est possible de les rassembler pour les placer dans une classe à pa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1:09:45.815929974</meta:creation-date>
    <dc:date>2016-12-09T14:20:31.760980537</dc:date>
    <meta:editing-duration>PT19M57S</meta:editing-duration>
    <meta:editing-cycles>6</meta:editing-cycles>
    <meta:generator>LibreOffice/5.0.3.2$Linux_X86_64 LibreOffice_project/00m0$Build-2</meta:generator>
    <dc:creator>Pierre </dc:creator>
    <meta:document-statistic meta:table-count="0" meta:image-count="0" meta:object-count="0" meta:page-count="4" meta:paragraph-count="117" meta:word-count="773" meta:character-count="5025" meta:non-whitespace-character-count="4198"/>
  </office:meta>
</office:document-meta>
</file>